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in" fo:margin-right="0in" fo:text-align="start" style:justify-single-word="false" fo:text-indent="0.3437in" style:auto-text-indent="false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ктору Московского <text:s/>государственного</text:p>
      <text:p text:style-name="P1">университета имени М. В. Ломоносова</text:p>
      <text:p text:style-name="P1">академику Садовничему В. А.</text:p>
      <text:p text:style-name="P1">от</text:p>
      <text:p text:style-name="P1">Толстошеева Ивана Андреевича</text:p>
      <text:p text:style-name="P1"/>
      <text:p text:style-name="P1"/>
      <text:p text:style-name="P1"/>
      <text:p text:style-name="P2">ЗАЯВЛЕНИЕ</text:p>
      <text:p text:style-name="P2"/>
      <text:p text:style-name="P4"><text:span text:style-name="T1">Прошу допустить меня к вступительным экзаменам в очную аспирантуру факультета вычислительной математики и кибернетики на кафедру автоматизации систем вычислительных комплексов, специальность 05.13.11 ( математическое и программное обеспечение вычислительных машин, комплексов и компьютерных сетей ).</text:span></text:p>
      <text:p text:style-name="P4"><text:span text:style-name="T1"/></text:p>
      <text:p text:style-name="P4"><text:span text:style-name="T1">Буду сдавать английский язык.</text:span></text:p>
      <text:p text:style-name="P4"><text:span text:style-name="T1">Нуждаюсь в общежитии.</text:span></text:p>
      <text:p text:style-name="P4"><text:span text:style-name="T1">Являюсь гражданином Российской Федерации.</text:span></text:p>
      <text:p text:style-name="P4"><text:span text:style-name="T1"/></text:p>
      <text:p text:style-name="P4"><text:span text:style-name="T1">5 июля 2010 г. <text:s text:c="88"/>/ Толстошеев И. А. /</text:span></text:p>
      <text:p text:style-name="P3"><text:span text:style-name="T1"/></text:p>
      <text:p text:style-name="P3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Tolstosheyev</meta:initial-creator>
    <meta:creation-date>2010-07-03T16:36:02</meta:creation-date>
    <meta:generator>OpenOffice.org/3.2$Unix OpenOffice.org_project/320m12$Build-9483</meta:generator>
    <dc:date>2010-07-03T16:50:38</dc:date>
    <dc:creator>Ivan Tolstosheyev</dc:creator>
    <meta:editing-duration>PT00H11M23S</meta:editing-duration>
    <meta:editing-cycles>2</meta:editing-cycles>
    <meta:document-statistic meta:table-count="0" meta:image-count="0" meta:object-count="0" meta:page-count="1" meta:paragraph-count="11" meta:word-count="71" meta:character-count="651"/>
  </office:meta>
</office:document-meta>
</file>